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3BC0DA28E0C632ED5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ection_20_and_20_Subsection_20_Title-title">
      <style:graphic-properties draw:stroke="none" svg:stroke-width="0cm" draw:fill="none" draw:textarea-vertical-align="bottom" draw:auto-grow-height="false" draw:fit-to-size="false" fo:min-height="4.769cm" fo:padding-top="0.508cm" fo:padding-bottom="0.508cm" fo:padding-left="0.508cm" fo:padding-right="0.508cm" fo:wrap-option="wrap"/>
    </style:style>
    <style:style style:name="pr2" style:family="presentation" style:parent-style-name="Section_20_and_20_Subsection_20_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Only-title">
      <style:graphic-properties draw:stroke="none" svg:stroke-width="0cm" draw:fill="none" draw:textarea-vertical-align="middle" draw:auto-grow-height="false" draw:fit-to-size="false" fo:min-height="4.769cm" fo:padding-top="0.507cm" fo:padding-bottom="0.507cm" fo:padding-left="0.507cm" fo:padding-right="0.507cm" fo:wrap-option="wrap"/>
    </style:style>
    <style:style style:name="pr4" style:family="presentation" style:parent-style-name="Title_20_Only-outline1">
      <style:graphic-properties draw:stroke="none" svg:stroke-width="0cm" draw:fill="none" draw:textarea-vertical-align="top" draw:auto-grow-height="false" draw:fit-to-size="false" fo:min-height="16.314cm" fo:padding-top="0.507cm" fo:padding-bottom="0.507cm" fo:padding-left="0.507cm" fo:padding-right="0.507cm" fo:wrap-option="wrap"/>
    </style:style>
    <style:style style:name="pr5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Only-title">
      <style:graphic-properties draw:stroke="none" svg:stroke-width="0cm" draw:fill="none" draw:textarea-vertical-align="middle" draw:auto-grow-height="false" draw:fit-to-size="false" fo:min-height="4.769cm" fo:padding-top="0.508cm" fo:padding-bottom="0.508cm" fo:padding-left="0.508cm" fo:padding-right="0.508cm" fo:wrap-option="wrap"/>
    </style:style>
    <style:style style:name="pr7" style:family="presentation" style:parent-style-name="Title_20_Only-outline1">
      <style:graphic-properties draw:stroke="none" svg:stroke-width="0cm" draw:fill="none" draw:textarea-vertical-align="top" draw:auto-grow-height="false" draw:fit-to-size="false" fo:min-height="16.314cm" fo:padding-top="0.508cm" fo:padding-bottom="0.508cm" fo:padding-left="0.508cm" fo:padding-right="0.508cm" fo:wrap-option="wrap"/>
    </style:style>
    <style:style style:name="pr8" style:family="presentation" style:parent-style-name="Default-title">
      <style:graphic-properties draw:stroke="none" svg:stroke-width="0cm" draw:fill="none" draw:textarea-vertical-align="bottom" draw:auto-grow-height="false" draw:fit-to-size="false" fo:min-height="4.769cm" fo:padding-top="0.507cm" fo:padding-bottom="0.507cm" fo:padding-left="0.507cm" fo:padding-right="0.507cm" fo:wrap-option="wrap"/>
    </style:style>
    <style:style style:name="pr9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6.565cm" fo:padding-top="0.507cm" fo:padding-bottom="0.507cm" fo:padding-left="0.507cm" fo:padding-right="0.507cm" fo:wrap-option="wrap"/>
    </style:style>
    <style:style style:name="pr10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96pt"/>
    </style:style>
    <style:style style:name="P3" style:family="paragraph">
      <style:paragraph-properties fo:margin-top="0cm" fo:margin-bottom="0cm" fo:line-height="100%" fo:text-align="start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4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96pt" fo:letter-spacing="normal" fo:font-style="normal" style:text-underline-style="none" fo:font-weight="normal" style:font-name-asian="Calibri" style:font-size-asian="96pt" style:font-style-asian="normal" style:font-weight-asian="normal" style:font-name-complex="Calibri" style:font-size-complex="96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Calibri" fo:font-size="40pt" fo:letter-spacing="normal" fo:font-style="normal" style:text-underline-style="none" fo:font-weight="normal" style:font-name-asian="Calibri" style:font-size-asian="40pt" style:font-style-asian="normal" style:font-weight-asian="normal" style:font-name-complex="Calibri" style:font-size-complex="40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Wingding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565cm" text:min-label-width="1.973cm"/>
        <style:text-properties fo:font-family="Calibri" style:font-family-generic="swiss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565cm" text:min-label-width="1.974cm"/>
        <style:text-properties fo:font-family="Calibri" style:font-family-generic="swiss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ction_20_and_20_Subsection_20_Title">
        <draw:frame draw:name="Shape 167" presentation:style-name="pr1" draw:text-style-name="P2" draw:layer="layout" svg:width="45.656cm" svg:height="5.183cm" svg:x="2.169cm" svg:y="10.102cm" presentation:class="title" presentation:user-transformed="true">
          <draw:text-box>
            <text:p text:style-name="P1"><text:span text:style-name="T1">Learning the New React Context API</text:span></text:p>
          </draw:text-box>
        </draw:frame>
        <presentation:notes draw:style-name="dp2">
          <draw:page-thumbnail draw:name="Shape 164" draw:style-name="gr1" draw:layer="layout" svg:width="16.932cm" svg:height="9.524cm" svg:x="1.058cm" svg:y="1.905cm" draw:page-number="1" presentation:class="page"/>
          <draw:frame draw:name="Shape 165" presentation:style-name="pr2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[Mandatory Slide]</text:span><text:span text:style-name="T2"><text:line-break/></text:span><text:span text:style-name="T2">This would be the introduction slide of the topic that you are covering in this subsection.</text:span></text:p>
              <text:p text:style-name="P3"><text:span text:style-name="T2">When this slide plays, you could talk about the main aim that we’d be covering in this video.</text:span></text:p>
            </draw:text-box>
          </draw:frame>
        </presentation:notes>
      </draw:page>
      <draw:page draw:name="In this Video, we are going to take a look at…" draw:style-name="dp1" draw:master-page-name="Title_20_Only" presentation:presentation-page-layout-name="AL1T19">
        <draw:frame draw:name="Shape 148" presentation:style-name="pr3" draw:text-style-name="P5" draw:layer="layout" svg:width="48.992cm" svg:height="3.344cm" svg:x="0.557cm" svg:y="0.097cm" presentation:class="title" presentation:user-transformed="true">
          <draw:text-box>
            <text:p text:style-name="P1"><text:span text:style-name="T3">In this Video, we are going to take a look at…</text:span></text:p>
          </draw:text-box>
        </draw:frame>
        <draw:frame draw:name="Shape 149" presentation:style-name="pr4" draw:text-style-name="P7" draw:layer="layout" svg:width="48.379cm" svg:height="22.331cm" svg:x="1.17cm" svg:y="4.938cm" presentation:class="outline" presentation:user-transformed="true">
          <draw:text-box>
            <text:list text:style-name="L3">
              <text:list-item>
                <text:p text:style-name="P6"><text:span text:style-name="T4">Integrating flow for static typing</text:span></text:p>
              </text:list-item>
              <text:list-item>
                <text:p text:style-name="P6"><text:span text:style-name="T4">Using context providers and consumers</text:span></text:p>
              </text:list-item>
              <text:list-item>
                <text:p text:style-name="P6"><text:span text:style-name="T4">Rewriting the counter app using context</text:span></text:p>
              </text:list-item>
            </text:list>
          </draw:text-box>
        </draw:frame>
        <presentation:notes draw:style-name="dp2">
          <draw:page-thumbnail draw:name="Shape 145" draw:style-name="gr1" draw:layer="layout" svg:width="16.932cm" svg:height="9.524cm" svg:x="1.058cm" svg:y="1.905cm" draw:page-number="2" presentation:class="page"/>
          <draw:frame draw:name="Shape 146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8"><text:span text:style-name="T2">[Mandatory Slide]</text:span></text:p>
              <text:p text:style-name="P3"><text:span text:style-name="T2">Before the start of the video, we’d like to highlight what are important topics or pointers that we’d be covering in this video. This slide would immediately follow the intro/name slide. This would just be say 2-3 points for the viewers to know what they are getting into.</text:span></text:p>
              <text:p text:style-name="P3"><text:span text:style-name="T2"/></text:p>
            </draw:text-box>
          </draw:frame>
        </presentation:notes>
      </draw:page>
      <draw:page draw:name="Summary" draw:style-name="dp1" draw:master-page-name="Title_20_Only" presentation:presentation-page-layout-name="AL1T19">
        <draw:frame draw:name="Shape 212" presentation:style-name="pr6" draw:text-style-name="P5" draw:layer="layout" svg:width="49.014cm" svg:height="3.346cm" svg:x="0.546cm" svg:y="0.091cm" presentation:class="title" presentation:user-transformed="true">
          <draw:text-box>
            <text:p text:style-name="P1"><text:span text:style-name="T3">Summary</text:span></text:p>
          </draw:text-box>
        </draw:frame>
        <draw:frame draw:name="Shape 213" presentation:style-name="pr7" draw:text-style-name="P7" draw:layer="layout" svg:width="48.4cm" svg:height="22.339cm" svg:x="0cm" svg:y="4.934cm" presentation:class="outline" presentation:user-transformed="true">
          <draw:text-box>
            <text:list text:style-name="L4">
              <text:list-item>
                <text:p text:style-name="P6"><text:span text:style-name="T4">Hitting the ground running with create-react-app</text:span></text:p>
              </text:list-item>
              <text:list-item>
                <text:p text:style-name="P6"><text:span text:style-name="T4">Handling errors in React applications </text:span></text:p>
              </text:list-item>
              <text:list-item>
                <text:p text:style-name="P6"><text:span text:style-name="T4">CSS-in-JS with styled-components</text:span></text:p>
              </text:list-item>
              <text:list-item>
                <text:p text:style-name="P6"><text:span text:style-name="T4">Using props, state, and the old context API</text:span></text:p>
              </text:list-item>
            </text:list>
          </draw:text-box>
        </draw:frame>
        <presentation:notes draw:style-name="dp2">
          <draw:page-thumbnail draw:name="Shape 209" draw:style-name="gr1" draw:layer="layout" svg:width="16.932cm" svg:height="9.524cm" svg:x="1.058cm" svg:y="1.905cm" draw:page-number="3" presentation:class="page"/>
          <draw:frame draw:name="Shape 210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This slide, like mentioned is to summarize the various videos we have seen in this section. This gives the viewers a sense of achievement that they have covered exactly what they were looking for.</text:span></text:p>
            </draw:text-box>
          </draw:frame>
        </presentation:notes>
      </draw:page>
      <draw:page draw:name="page4" draw:style-name="dp1" draw:master-page-name="Title_20_Only" presentation:presentation-page-layout-name="AL1T19">
        <draw:frame draw:name="Shape 212" presentation:style-name="pr6" draw:text-style-name="P5" draw:layer="layout" svg:width="49.014cm" svg:height="3.346cm" svg:x="0.546cm" svg:y="0.091cm" presentation:class="title" presentation:user-transformed="true">
          <draw:text-box>
            <text:p text:style-name="P1"><text:span text:style-name="T3">Summary</text:span></text:p>
          </draw:text-box>
        </draw:frame>
        <draw:frame draw:name="Shape 213" presentation:style-name="pr7" draw:text-style-name="P7" draw:layer="layout" svg:width="48.4cm" svg:height="22.339cm" svg:x="0cm" svg:y="4.934cm" presentation:class="outline" presentation:user-transformed="true">
          <draw:text-box>
            <text:list text:style-name="L4">
              <text:list-item>
                <text:p text:style-name="P6"><text:span text:style-name="T4">Implementing a simple data store</text:span></text:p>
              </text:list-item>
              <text:list-item>
                <text:p text:style-name="P6"><text:span text:style-name="T4">Subscription based view bindings</text:span></text:p>
              </text:list-item>
              <text:list-item>
                <text:p text:style-name="P6"><text:span text:style-name="T4">Building applications with redux</text:span></text:p>
              </text:list-item>
              <text:list-item>
                <text:p text:style-name="P6"><text:span text:style-name="T4">Reusable state management without redux</text:span></text:p>
              </text:list-item>
              <text:list-item>
                <text:p text:style-name="P6"><text:span text:style-name="T4">Single page apps with react-router</text:span></text:p>
              </text:list-item>
              <text:list-item>
                <text:p text:style-name="P6"><text:span text:style-name="T4">Form management and validation with final-form and validate-</text:span><text:span text:style-name="T4">this</text:span></text:p>
              </text:list-item>
              <text:list-item>
                <text:p text:style-name="P6"><text:span text:style-name="T4">The new React context API</text:span></text:p>
              </text:list-item>
            </text:list>
          </draw:text-box>
        </draw:frame>
        <presentation:notes draw:style-name="dp2">
          <draw:page-thumbnail draw:name="Shape 209" draw:style-name="gr1" draw:layer="layout" svg:width="16.932cm" svg:height="9.524cm" svg:x="1.058cm" svg:y="1.905cm" draw:page-number="4" presentation:class="page"/>
          <draw:frame draw:name="Shape 210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This slide, like mentioned is to summarize the various videos we have seen in this section. This gives the viewers a sense of achievement that they have covered exactly what they were looking for.</text:span></text:p>
            </draw:text-box>
          </draw:frame>
        </presentation:notes>
      </draw:page>
      <draw:page draw:name="page5" draw:style-name="dp1" draw:master-page-name="Default">
        <draw:frame draw:name="Shape 108" presentation:style-name="pr8" draw:text-style-name="P2" draw:layer="layout" svg:width="45.636cm" svg:height="5.181cm" svg:x="2.179cm" svg:y="10.104cm" presentation:class="title" presentation:user-transformed="true">
          <draw:text-box>
            <text:p text:style-name="P9"><text:span text:style-name="T1">Name of the Next Section</text:span></text:p>
          </draw:text-box>
        </draw:frame>
        <draw:frame draw:name="Shape 109" presentation:style-name="pr9" draw:text-style-name="P10" draw:layer="layout" svg:width="45.636cm" svg:height="2.402cm" svg:x="2.179cm" svg:y="15.487cm" presentation:class="subtitle" presentation:user-transformed="true">
          <draw:text-box>
            <text:p text:style-name="P9"><text:span text:style-name="T3">Next Section</text:span></text:p>
          </draw:text-box>
        </draw:frame>
        <presentation:notes draw:style-name="dp2">
          <draw:page-thumbnail draw:name="Shape 105" draw:style-name="gr1" draw:layer="layout" svg:width="16.932cm" svg:height="9.524cm" svg:x="1.058cm" svg:y="1.905cm" draw:page-number="5" presentation:class="page"/>
          <draw:frame draw:name="Shape 106" presentation:style-name="pr10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[Mandatory Slide]</text:span></text:p>
              <text:p text:style-name="P3"><text:span text:style-name="T2">Here the name of the next section needs to be mentioned. The narration as you guessed it would be just letting the viewer know what we’d be taking over next! </text:span><text:span text:style-name="T5"></text:span></text:p>
              <text:p text:style-name="P3"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20_and_20_Subsection_20_Title-background" style:display-name="Section and Subsection Title-background" style:family="presentation">
      <style:graphic-properties draw:stroke="none" draw:fill="solid" draw:fill-color="#f37021"/>
      <style:text-properties style:letter-kerning="true"/>
    </style:style>
    <style:style style:name="Section_20_and_20_Subsection_20_Title-backgroundobjects" style:display-name="Section and Subsection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and_20_Subsection_20_Title-notes" style:display-name="Section and Subsectio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outline1" style:display-name="Section and Subsection Title-outline1" style:family="presentation">
      <style:graphic-properties draw:stroke="none" draw:fill="none" draw:auto-grow-height="false" draw:fit-to-size="shrink-to-fit">
        <text:list-style style:name="Section_20_and_20_Subsection_20_Title-outline1" style:display-name="Section and Subsection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outline2" style:display-name="Section and Subsection Title-outline2" style:family="presentation" style:parent-style-name="Section_20_and_20_Subsection_20_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ection_20_and_20_Subsection_20_Title-outline3" style:display-name="Section and Subsection Title-outline3" style:family="presentation" style:parent-style-name="Section_20_and_20_Subsection_20_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ection_20_and_20_Subsection_20_Title-outline4" style:display-name="Section and Subsection Title-outline4" style:family="presentation" style:parent-style-name="Section_20_and_20_Subsection_20_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ection_20_and_20_Subsection_20_Title-outline5" style:display-name="Section and Subsection Title-outline5" style:family="presentation" style:parent-style-name="Section_20_and_20_Subsection_20_Title-outline4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6" style:display-name="Section and Subsection Title-outline6" style:family="presentation" style:parent-style-name="Section_20_and_20_Subsection_20_Title-outline5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7" style:display-name="Section and Subsection Title-outline7" style:family="presentation" style:parent-style-name="Section_20_and_20_Subsection_20_Title-outline6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8" style:display-name="Section and Subsection Title-outline8" style:family="presentation" style:parent-style-name="Section_20_and_20_Subsection_20_Title-outline7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9" style:display-name="Section and Subsection Title-outline9" style:family="presentation" style:parent-style-name="Section_20_and_20_Subsection_20_Title-outline8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subtitle" style:display-name="Section and Subsection Title-subtitle" style:family="presentation">
      <style:graphic-properties draw:stroke="none" draw:fill="none" draw:textarea-vertical-align="middle">
        <text:list-style style:name="Section_20_and_20_Subsection_20_Title-subtitle" style:display-name="Section and Subsection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title" style:display-name="Section and Subsection Title-title" style:family="presentation">
      <style:graphic-properties draw:stroke="none" draw:fill="none" draw:textarea-vertical-align="middle">
        <text:list-style style:name="Section_20_and_20_Subsection_20_Title-title" style:display-name="Section and Subsection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333333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333333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333333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333333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Big_20_Number-background" style:display-name="Big Number-background" style:family="presentation">
      <style:graphic-properties draw:stroke="none" draw:fill="solid" draw:fill-color="#333333"/>
      <style:text-properties style:letter-kerning="true"/>
    </style:style>
    <style:style style:name="Big_20_Number-backgroundobjects" style:display-name="Big 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Number-notes" style:display-name="Big 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Number-outline1" style:display-name="Big Number-outline1" style:family="presentation">
      <style:graphic-properties draw:stroke="none" draw:fill="none" draw:auto-grow-height="false" draw:fit-to-size="shrink-to-fit">
        <text:list-style style:name="Big_20_Number-outline1" style:display-name="Big 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Big_20_Number-outline2" style:display-name="Big Number-outline2" style:family="presentation" style:parent-style-name="Big_20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Big_20_Number-outline3" style:display-name="Big Number-outline3" style:family="presentation" style:parent-style-name="Big_20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Big_20_Number-outline4" style:display-name="Big Number-outline4" style:family="presentation" style:parent-style-name="Big_20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Big_20_Number-outline5" style:display-name="Big Number-outline5" style:family="presentation" style:parent-style-name="Big_20_Number-outline4">
      <style:paragraph-properties fo:margin-top="0.1cm" fo:margin-bottom="0cm"/>
      <style:text-properties fo:font-size="20pt" style:font-size-asian="20pt" style:font-size-complex="20pt"/>
    </style:style>
    <style:style style:name="Big_20_Number-outline6" style:display-name="Big Number-outline6" style:family="presentation" style:parent-style-name="Big_20_Number-outline5">
      <style:paragraph-properties fo:margin-top="0.1cm" fo:margin-bottom="0cm"/>
      <style:text-properties fo:font-size="20pt" style:font-size-asian="20pt" style:font-size-complex="20pt"/>
    </style:style>
    <style:style style:name="Big_20_Number-outline7" style:display-name="Big Number-outline7" style:family="presentation" style:parent-style-name="Big_20_Number-outline6">
      <style:paragraph-properties fo:margin-top="0.1cm" fo:margin-bottom="0cm"/>
      <style:text-properties fo:font-size="20pt" style:font-size-asian="20pt" style:font-size-complex="20pt"/>
    </style:style>
    <style:style style:name="Big_20_Number-outline8" style:display-name="Big Number-outline8" style:family="presentation" style:parent-style-name="Big_20_Number-outline7">
      <style:paragraph-properties fo:margin-top="0.1cm" fo:margin-bottom="0cm"/>
      <style:text-properties fo:font-size="20pt" style:font-size-asian="20pt" style:font-size-complex="20pt"/>
    </style:style>
    <style:style style:name="Big_20_Number-outline9" style:display-name="Big Number-outline9" style:family="presentation" style:parent-style-name="Big_20_Number-outline8">
      <style:paragraph-properties fo:margin-top="0.1cm" fo:margin-bottom="0cm"/>
      <style:text-properties fo:font-size="20pt" style:font-size-asian="20pt" style:font-size-complex="20pt"/>
    </style:style>
    <style:style style:name="Big_20_Number-subtitle" style:display-name="Big Number-subtitle" style:family="presentation">
      <style:graphic-properties draw:stroke="none" draw:fill="none" draw:textarea-vertical-align="middle">
        <text:list-style style:name="Big_20_Number-subtitle" style:display-name="Big 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Number-title" style:display-name="Big Number-title" style:family="presentation">
      <style:graphic-properties draw:stroke="none" draw:fill="none" draw:textarea-vertical-align="middle">
        <text:list-style style:name="Big_20_Number-title" style:display-name="Big 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333333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 draw:fit-to-size="shrink-to-fit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top="0.1cm" fo:margin-bottom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top="0.1cm" fo:margin-bottom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top="0.1cm" fo:margin-bottom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top="0.1cm" fo:margin-bottom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top="0.1cm" fo:margin-bottom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plit_20_Summary-background" style:display-name="Split Summary-background" style:family="presentation">
      <style:graphic-properties draw:stroke="none" draw:fill="solid" draw:fill-color="#333333"/>
      <style:text-properties style:letter-kerning="true"/>
    </style:style>
    <style:style style:name="Split_20_Summary-backgroundobjects" style:display-name="Split Summar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Summary-notes" style:display-name="Split Summar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lit_20_Summary-outline1" style:display-name="Split Summary-outline1" style:family="presentation">
      <style:graphic-properties draw:stroke="none" draw:fill="none" draw:auto-grow-height="false" draw:fit-to-size="shrink-to-fit">
        <text:list-style style:name="Split_20_Summary-outline1" style:display-name="Split Summar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plit_20_Summary-outline2" style:display-name="Split Summary-outline2" style:family="presentation" style:parent-style-name="Split_20_Summar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plit_20_Summary-outline3" style:display-name="Split Summary-outline3" style:family="presentation" style:parent-style-name="Split_20_Summar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plit_20_Summary-outline4" style:display-name="Split Summary-outline4" style:family="presentation" style:parent-style-name="Split_20_Summar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plit_20_Summary-outline5" style:display-name="Split Summary-outline5" style:family="presentation" style:parent-style-name="Split_20_Summary-outline4">
      <style:paragraph-properties fo:margin-top="0.1cm" fo:margin-bottom="0cm"/>
      <style:text-properties fo:font-size="20pt" style:font-size-asian="20pt" style:font-size-complex="20pt"/>
    </style:style>
    <style:style style:name="Split_20_Summary-outline6" style:display-name="Split Summary-outline6" style:family="presentation" style:parent-style-name="Split_20_Summary-outline5">
      <style:paragraph-properties fo:margin-top="0.1cm" fo:margin-bottom="0cm"/>
      <style:text-properties fo:font-size="20pt" style:font-size-asian="20pt" style:font-size-complex="20pt"/>
    </style:style>
    <style:style style:name="Split_20_Summary-outline7" style:display-name="Split Summary-outline7" style:family="presentation" style:parent-style-name="Split_20_Summary-outline6">
      <style:paragraph-properties fo:margin-top="0.1cm" fo:margin-bottom="0cm"/>
      <style:text-properties fo:font-size="20pt" style:font-size-asian="20pt" style:font-size-complex="20pt"/>
    </style:style>
    <style:style style:name="Split_20_Summary-outline8" style:display-name="Split Summary-outline8" style:family="presentation" style:parent-style-name="Split_20_Summary-outline7">
      <style:paragraph-properties fo:margin-top="0.1cm" fo:margin-bottom="0cm"/>
      <style:text-properties fo:font-size="20pt" style:font-size-asian="20pt" style:font-size-complex="20pt"/>
    </style:style>
    <style:style style:name="Split_20_Summary-outline9" style:display-name="Split Summary-outline9" style:family="presentation" style:parent-style-name="Split_20_Summary-outline8">
      <style:paragraph-properties fo:margin-top="0.1cm" fo:margin-bottom="0cm"/>
      <style:text-properties fo:font-size="20pt" style:font-size-asian="20pt" style:font-size-complex="20pt"/>
    </style:style>
    <style:style style:name="Split_20_Summary-subtitle" style:display-name="Split Summary-subtitle" style:family="presentation">
      <style:graphic-properties draw:stroke="none" draw:fill="none" draw:textarea-vertical-align="middle">
        <text:list-style style:name="Split_20_Summary-subtitle" style:display-name="Split Summar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Summary-title" style:display-name="Split Summary-title" style:family="presentation">
      <style:graphic-properties draw:stroke="none" draw:fill="none" draw:textarea-vertical-align="middle">
        <text:list-style style:name="Split_20_Summary-title" style:display-name="Split Summar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3702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0.778cm" fo:page-height="28.562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37021"/>
    </style:style>
    <style:style style:name="Mdp2" style:family="drawing-page">
      <style:drawing-page-properties draw:background-size="border" draw:fill="solid" draw:fill-color="#333333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afafa" draw:textarea-vertical-align="middle" draw:auto-grow-height="false" draw:fit-to-size="false" fo:min-height="0cm" fo:min-width="0cm" fo:padding-top="0.508cm" fo:padding-bottom="0.508cm" fo:padding-left="0.508cm" fo:padding-right="0.508cm" fo:wrap-option="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508cm" fo:padding-bottom="0.508cm" fo:padding-left="0.508cm" fo:padding-right="0.508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ection_20_and_20_Subsection_20_Title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" style:family="presentation" style:parent-style-name="Section_20_and_20_Subsection_20_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ection_20_and_20_Subsection_20_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Only-title">
      <style:graphic-properties draw:stroke="none" svg:stroke-width="0cm" draw:fill="none" draw:textarea-vertical-align="middle" draw:auto-grow-height="false" draw:fit-to-size="false" fo:min-height="4.769cm" fo:padding-top="0.254cm" fo:padding-bottom="0.254cm" fo:padding-left="0.254cm" fo:padding-right="0.254cm" fo:wrap-option="wrap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8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11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Main_20_Point-title">
      <style:graphic-properties draw:stroke="none" svg:stroke-width="0cm" draw:fill="none" draw:textarea-vertical-align="middle" draw:auto-grow-height="false" draw:fit-to-size="false" fo:min-height="4.769cm" fo:padding-top="0.254cm" fo:padding-bottom="0.254cm" fo:padding-left="0.254cm" fo:padding-right="0.254cm" fo:wrap-option="wrap"/>
    </style:style>
    <style:style style:name="Mpr14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15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Big_20_Number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17" style:family="presentation" style:parent-style-name="Big_20_Number-backgroundobjects">
      <style:graphic-properties draw:stroke="none" draw:fill="none" draw:fill-color="#ffffff" draw:auto-grow-height="false" fo:min-height="1.27cm"/>
    </style:style>
    <style:style style:name="Mpr18" style:family="presentation" style:parent-style-name="Big_20_Number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0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21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Split_20_Summary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3" style:family="presentation" style:parent-style-name="Split_20_Summary-backgroundobjects">
      <style:graphic-properties draw:stroke="none" draw:fill="none" draw:fill-color="#ffffff" draw:auto-grow-height="false" fo:min-height="1.27cm"/>
    </style:style>
    <style:style style:name="Mpr24" style:family="presentation" style:parent-style-name="Split_20_Summary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Default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2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96pt"/>
    </style:style>
    <style:style style:name="MP6" style:family="paragraph">
      <loext:graphic-properties draw:fill="solid" draw:fill-color="#fafafa"/>
      <style:paragraph-properties fo:text-align="start" style:font-independent-line-spacing="true"/>
      <style:text-properties fo:font-size="2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2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39.89999389648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84pt"/>
    </style:style>
    <style:style style:name="MP14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Section_20_and_20_Subsection_20_Title" style:display-name="Section and Subsection Title" style:page-layout-name="PM1" draw:style-name="Mdp1">
      <draw:frame draw:name="Shape 95" presentation:style-name="Mpr1" draw:text-style-name="MP5" draw:layer="backgroundobjects" svg:width="45.658cm" svg:height="5.183cm" svg:x="2.169cm" svg:y="10.102cm" presentation:class="title" presentation:user-transformed="true">
        <draw:text-box>
          <text:p/>
        </draw:text-box>
      </draw:frame>
      <draw:frame presentation:style-name="Section_20_and_20_Subsection_20_Title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Section_20_and_20_Subsection_20_Title-title" draw:layer="backgroundobjects" svg:width="13.968cm" svg:height="10.476cm" svg:x="3.81cm" svg:y="2.123cm" presentation:class="page"/>
        <draw:frame presentation:style-name="Section_20_and_20_Subsection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2">
      <draw:custom-shape draw:name="Shape 111" draw:style-name="Mgr3" draw:text-style-name="MP6" draw:layer="backgroundobjects" svg:width="50.777cm" svg:height="24.916cm" draw:transform="rotate (-3.14159265358979) translate (50.776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2" draw:style-name="Mgr4" draw:text-style-name="MP7" draw:layer="backgroundobjects" svg:width="50.777cm" svg:height="0.602cm" svg:x="0cm" svg:y="3.6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3" presentation:style-name="Mpr4" draw:text-style-name="MP8" draw:layer="backgroundobjects" svg:width="49.014cm" svg:height="3.346cm" svg:x="0.546cm" svg:y="0.091cm" presentation:class="title" presentation:user-transformed="true">
        <draw:text-box>
          <text:p/>
        </draw:text-box>
      </draw:frame>
      <draw:frame presentation:style-name="Title_20_Only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2">
      <draw:custom-shape draw:name="Shape 105" draw:style-name="Mgr3" draw:text-style-name="MP6" draw:layer="backgroundobjects" svg:width="50.777cm" svg:height="19.198cm" draw:transform="rotate (-3.14159265358979) translate (50.776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6" draw:style-name="Mgr4" draw:text-style-name="MP7" draw:layer="backgroundobjects" svg:width="50.777cm" svg:height="0.602cm" svg:x="0cm" svg:y="9.36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7" presentation:style-name="Mpr7" draw:text-style-name="MP9" draw:layer="backgroundobjects" svg:width="45.658cm" svg:height="4.262cm" svg:x="2.621cm" svg:y="4.102cm" presentation:class="title" presentation:user-transformed="true">
        <draw:text-box>
          <text:p/>
        </draw:text-box>
      </draw:frame>
      <draw:frame draw:name="Shape 108" presentation:style-name="Title_20_and_20_Two_20_Columns-outline1" draw:layer="backgroundobjects" svg:width="22.211cm" svg:height="15.049cm" svg:x="2.621cm" svg:y="10.657cm" presentation:class="outline" presentation:placeholder="true" presentation:user-transformed="true">
        <draw:text-box/>
      </draw:frame>
      <draw:frame draw:name="Shape 109" presentation:style-name="Title_20_and_20_Two_20_Columns-outline1" draw:layer="backgroundobjects" svg:width="22.211cm" svg:height="15.049cm" svg:x="26.068cm" svg:y="10.657cm" presentation:class="outline" presentation:placeholder="true" presentation:user-transformed="true">
        <draw:text-box/>
      </draw:frame>
      <presentation:notes style:page-layout-name="PM2">
        <draw:page-thumbnail presentation:style-name="Title_20_and_20_Two_20_Columns-title" draw:layer="backgroundobjects" svg:width="16.932cm" svg:height="9.524cm" svg:x="1.058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100" draw:style-name="Mgr3" draw:text-style-name="MP6" draw:layer="backgroundobjects" svg:width="50.777cm" svg:height="19.198cm" draw:transform="rotate (-3.14159265358979) translate (50.776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1" draw:style-name="Mgr4" draw:text-style-name="MP7" draw:layer="backgroundobjects" svg:width="50.777cm" svg:height="0.602cm" svg:x="0cm" svg:y="9.36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2" presentation:style-name="Mpr10" draw:text-style-name="MP9" draw:layer="backgroundobjects" svg:width="45.658cm" svg:height="4.262cm" svg:x="2.621cm" svg:y="4.102cm" presentation:class="title" presentation:user-transformed="true">
        <draw:text-box>
          <text:p/>
        </draw:text-box>
      </draw:frame>
      <draw:frame draw:name="Shape 103" presentation:style-name="Title_20_and_20_Body-outline1" draw:layer="backgroundobjects" svg:width="45.658cm" svg:height="15.049cm" svg:x="2.621cm" svg:y="10.657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2cm" svg:height="9.524cm" svg:x="1.058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20_Point" style:display-name="Main Point" style:page-layout-name="PM1" draw:style-name="Mdp2">
      <draw:frame draw:name="Shape 120" presentation:style-name="Mpr13" draw:text-style-name="MP10" draw:layer="backgroundobjects" svg:width="44.613cm" svg:height="22.715cm" svg:x="2.722cm" svg:y="2.711cm" presentation:class="title" presentation:user-transformed="true">
        <draw:text-box>
          <text:p/>
        </draw:text-box>
      </draw:frame>
      <draw:frame presentation:style-name="Main_20_Point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2cm" svg:height="9.524cm" svg:x="1.058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20_Number" style:display-name="Big Number" style:page-layout-name="PM1" draw:style-name="Mdp2">
      <draw:frame draw:name="Shape 138" presentation:style-name="Mpr16" draw:text-style-name="MP11" draw:layer="backgroundobjects" svg:width="45.658cm" svg:height="10.902cm" svg:x="2.56cm" svg:y="6.932cm" presentation:class="title" presentation:user-transformed="true">
        <draw:text-box>
          <text:p/>
        </draw:text-box>
      </draw:frame>
      <draw:frame draw:name="Shape 139" presentation:style-name="Big_20_Number-outline1" draw:layer="backgroundobjects" svg:width="33.058cm" svg:height="7.222cm" svg:x="8.859cm" svg:y="18.18cm" presentation:class="outline" presentation:placeholder="true" presentation:user-transformed="true">
        <draw:text-box/>
      </draw:frame>
      <presentation:notes style:page-layout-name="PM2">
        <draw:page-thumbnail presentation:style-name="Big_20_Number-title" draw:layer="backgroundobjects" svg:width="16.932cm" svg:height="9.524cm" svg:x="1.058cm" svg:y="1.93cm" presentation:class="page"/>
        <draw:frame presentation:style-name="Big_20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20_Column_20_Text" style:display-name="One Column Text" style:page-layout-name="PM1" draw:style-name="Mdp2">
      <draw:custom-shape draw:name="Shape 115" draw:style-name="Mgr3" draw:text-style-name="MP6" draw:layer="backgroundobjects" svg:width="32.582cm" svg:height="28.561cm" draw:transform="rotate (-3.14159265358979) translate (50.778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6" draw:style-name="Mgr4" draw:text-style-name="MP7" draw:layer="backgroundobjects" svg:width="28.561cm" svg:height="0.602cm" draw:transform="rotate (1.5707963267949) translate (18.195cm 28.562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7" presentation:style-name="Mpr19" draw:text-style-name="MP12" draw:layer="backgroundobjects" svg:width="15.592cm" svg:height="5.293cm" svg:x="1.255cm" svg:y="1.987cm" presentation:class="title" presentation:user-transformed="true">
        <draw:text-box>
          <text:p/>
        </draw:text-box>
      </draw:frame>
      <draw:frame draw:name="Shape 118" presentation:style-name="One_20_Column_20_Text-outline1" draw:layer="backgroundobjects" svg:width="15.592cm" svg:height="17.566cm" svg:x="1.255cm" svg:y="8.14cm" presentation:class="outline" presentation:placeholder="true" presentation:user-transformed="true">
        <draw:text-box/>
      </draw:frame>
      <presentation:notes style:page-layout-name="PM2">
        <draw:page-thumbnail presentation:style-name="One_20_Column_20_Text-title" draw:layer="backgroundobjects" svg:width="16.932cm" svg:height="9.524cm" svg:x="1.058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plit_20_Summary" style:display-name="Split Summary" style:page-layout-name="PM1" draw:style-name="Mdp2">
      <draw:custom-shape draw:name="Shape 122" draw:style-name="Mgr3" draw:text-style-name="MP6" draw:layer="backgroundobjects" svg:width="25.388cm" svg:height="28.561cm" svg:x="0cm" svg:y="0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3" draw:style-name="Mgr4" draw:text-style-name="MP7" draw:layer="backgroundobjects" svg:width="28.557cm" svg:height="0.602cm" draw:transform="rotate (-1.5707963267949) translate (25.39cm 0.003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4" presentation:style-name="Mpr22" draw:text-style-name="MP13" draw:layer="backgroundobjects" svg:width="22.463cm" svg:height="8.23cm" svg:x="1.474cm" svg:y="6.848cm" presentation:class="title" presentation:user-transformed="true">
        <draw:text-box>
          <text:p/>
        </draw:text-box>
      </draw:frame>
      <draw:frame draw:name="Shape 126" presentation:style-name="Split_20_Summary-outline1" draw:layer="backgroundobjects" svg:width="21.306cm" svg:height="20.518cm" svg:x="27.43cm" svg:y="4.021cm" presentation:class="outline" presentation:placeholder="true" presentation:user-transformed="true">
        <draw:text-box/>
      </draw:frame>
      <presentation:notes style:page-layout-name="PM2">
        <draw:page-thumbnail presentation:style-name="Split_20_Summary-title" draw:layer="backgroundobjects" svg:width="16.932cm" svg:height="9.524cm" svg:x="1.058cm" svg:y="1.93cm" presentation:class="page"/>
        <draw:frame presentation:style-name="Split_20_Summary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Shape 13" presentation:style-name="Mpr25" draw:text-style-name="MP5" draw:layer="backgroundobjects" svg:width="45.658cm" svg:height="5.183cm" svg:x="2.169cm" svg:y="10.102cm" presentation:class="title" presentation:user-transformed="true">
        <draw:text-box>
          <text:p/>
        </draw:text-box>
      </draw:frame>
      <draw:frame draw:name="Shape 15" draw:style-name="Mgr5" draw:text-style-name="MP14" draw:layer="backgroundobjects" svg:width="2.433cm" svg:height="4.652cm" svg:x="47.336cm" svg:y="22.96cm">
        <draw:image xlink:href="Pictures/10000201000001F4000003BC0DA28E0C632ED5C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ubsection Title</dc:title>
    <meta:editing-cycles>14</meta:editing-cycles>
    <dc:date>2018-02-08T21:53:14.098691416</dc:date>
    <meta:editing-duration>PT37M26S</meta:editing-duration>
    <meta:generator>LibreOffice/5.1.6.2$Linux_X86_64 LibreOffice_project/10m0$Build-2</meta:generator>
    <meta:document-statistic meta:object-count="11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